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-color="#cccccc"/>
      <style:paragraph-properties fo:text-align="center" style:writing-mode="lr-tb"/>
      <style:text-properties fo:font-size="18pt"/>
    </style:style>
    <style:style style:name="P3" style:family="paragraph">
      <loext:graphic-properties draw:fill-color="#afd095"/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cm" svg:height="2cm" svg:x="4.101cm" svg:y="1.0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1.102cm" svg:y="5.00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4.102cm" svg:y="5.0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7.302cm" svg:y="5.002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101cm" svg:y1="3.002cm" svg:x2="2.102cm" svg:y2="5.002cm" draw:start-shape="id1" draw:start-glue-point="8" draw:end-shape="id2" draw:end-glue-point="4" svg:d="M5101 3002l-2999 2000" svg:viewBox="0 0 3000 2001">
          <text:p/>
        </draw:connector>
        <draw:connector draw:style-name="gr3" draw:text-style-name="P4" draw:layer="layout" draw:type="line" svg:x1="5.101cm" svg:y1="3.002cm" svg:x2="5.102cm" svg:y2="5.002cm" draw:start-shape="id1" draw:start-glue-point="8" draw:end-shape="id3" draw:end-glue-point="4" svg:d="M5101 3002l1 2000" svg:viewBox="0 0 2 2001">
          <text:p/>
        </draw:connector>
        <draw:connector draw:style-name="gr3" draw:text-style-name="P4" draw:layer="layout" draw:type="line" svg:x1="5.101cm" svg:y1="3.002cm" svg:x2="8.302cm" svg:y2="5.002cm" draw:start-shape="id1" draw:start-glue-point="8" draw:end-shape="id4" draw:end-glue-point="4" svg:d="M5101 3002l3201 2000" svg:viewBox="0 0 3202 2001">
          <text:p/>
        </draw:connector>
        <draw:custom-shape draw:style-name="gr2" draw:text-style-name="P3" xml:id="id5" draw:id="id5" draw:layer="layout" svg:width="2cm" svg:height="2cm" svg:x="1.107cm" svg:y="9.003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2cm" svg:x="4.103cm" svg:y="9.0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cm" svg:height="2cm" svg:x="7.103cm" svg:y="9.003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102cm" svg:y1="7.002cm" svg:x2="2.107cm" svg:y2="9.003cm" draw:start-shape="id3" draw:start-glue-point="8" draw:end-shape="id5" draw:end-glue-point="4" svg:d="M5102 7002l-2995 2001" svg:viewBox="0 0 2996 2002">
          <text:p/>
        </draw:connector>
        <draw:connector draw:style-name="gr3" draw:text-style-name="P4" draw:layer="layout" draw:type="line" svg:x1="5.102cm" svg:y1="7.002cm" svg:x2="5.103cm" svg:y2="9.003cm" draw:start-shape="id3" draw:start-glue-point="8" draw:end-shape="id6" svg:d="M5102 7002l1 2001" svg:viewBox="0 0 2 2002">
          <text:p/>
        </draw:connector>
        <draw:connector draw:style-name="gr3" draw:text-style-name="P4" draw:layer="layout" draw:type="line" svg:x1="5.102cm" svg:y1="7.002cm" svg:x2="8.103cm" svg:y2="9.003cm" draw:start-shape="id3" draw:start-glue-point="8" draw:end-shape="id7" draw:end-glue-point="4" svg:d="M5102 7002l3001 2001" svg:viewBox="0 0 3002 2002">
          <text:p/>
        </draw:connector>
        <draw:custom-shape draw:style-name="gr2" draw:text-style-name="P3" xml:id="id8" draw:id="id8" draw:layer="layout" svg:width="2cm" svg:height="2cm" svg:x="11.107cm" svg:y="9.007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302cm" svg:y1="7.002cm" svg:x2="12.107cm" svg:y2="9.007cm" draw:start-shape="id4" draw:start-glue-point="8" draw:end-shape="id8" draw:end-glue-point="4" svg:d="M8302 7002l3805 2005" svg:viewBox="0 0 3806 2006">
          <text:p/>
        </draw:connector>
        <draw:custom-shape draw:style-name="gr2" draw:text-style-name="P3" xml:id="id9" draw:id="id9" draw:layer="layout" svg:width="2cm" svg:height="2cm" svg:x="4.104cm" svg:y="13.00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103cm" svg:y1="11.003cm" svg:x2="5.104cm" svg:y2="13.004cm" draw:start-shape="id6" draw:start-glue-point="8" draw:end-shape="id9" draw:end-glue-point="4" svg:d="M5103 11003l1 2001" svg:viewBox="0 0 2 2002">
          <text:p/>
        </draw:connector>
        <draw:custom-shape draw:style-name="gr2" draw:text-style-name="P3" xml:id="id10" draw:id="id10" draw:layer="layout" svg:width="2cm" svg:height="2cm" svg:x="7.105cm" svg:y="13.00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103cm" svg:y1="11.003cm" svg:x2="8.105cm" svg:y2="13.005cm" draw:start-shape="id7" draw:start-glue-point="8" draw:end-shape="id10" draw:end-glue-point="4" svg:d="M8103 11003l2 2002" svg:viewBox="0 0 3 2003">
          <text:p/>
        </draw:connector>
        <draw:custom-shape draw:style-name="gr2" draw:text-style-name="P3" xml:id="id12" draw:id="id12" draw:layer="layout" svg:width="2cm" svg:height="2cm" svg:x="11.006cm" svg:y="16.90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006cm" svg:y1="15.006cm" svg:x2="12.006cm" svg:y2="16.906cm" draw:start-shape="id11" draw:start-glue-point="8" draw:end-shape="id12" draw:end-glue-point="4" svg:d="M12006 15006v1900" svg:viewBox="0 0 1 1901">
          <text:p/>
        </draw:connector>
        <draw:custom-shape draw:style-name="gr1" draw:text-style-name="P2" xml:id="id11" draw:id="id11" draw:layer="layout" svg:width="2cm" svg:height="2cm" svg:x="11.006cm" svg:y="13.00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103cm" svg:y1="11.003cm" svg:x2="12.006cm" svg:y2="13.006cm" draw:start-shape="id7" draw:start-glue-point="8" draw:end-shape="id11" draw:end-glue-point="4" svg:d="M8103 11003l3903 2003" svg:viewBox="0 0 3904 2004">
          <text:p/>
        </draw:connector>
        <draw:custom-shape draw:style-name="gr1" draw:text-style-name="P2" xml:id="id13" draw:id="id13" draw:layer="layout" svg:width="2cm" svg:height="2cm" svg:x="20.802cm" svg:y="1.0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cm" svg:height="2cm" svg:x="17.703cm" svg:y="5.003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2cm" svg:x="20.803cm" svg:y="5.0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2cm" svg:x="23.703cm" svg:y="5.003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802cm" svg:y1="3.002cm" svg:x2="18.703cm" svg:y2="5.003cm" draw:start-shape="id13" draw:start-glue-point="8" draw:end-shape="id14" draw:end-glue-point="4" svg:d="M21802 3002l-3099 2001" svg:viewBox="0 0 3100 2002">
          <text:p/>
        </draw:connector>
        <draw:connector draw:style-name="gr3" draw:text-style-name="P4" draw:layer="layout" draw:type="line" svg:x1="21.802cm" svg:y1="3.002cm" svg:x2="21.803cm" svg:y2="5.003cm" draw:start-shape="id13" draw:start-glue-point="8" draw:end-shape="id15" draw:end-glue-point="4" svg:d="M21802 3002l1 2001" svg:viewBox="0 0 2 2002">
          <text:p/>
        </draw:connector>
        <draw:connector draw:style-name="gr3" draw:text-style-name="P4" draw:layer="layout" draw:type="line" svg:x1="21.802cm" svg:y1="3.002cm" svg:x2="24.703cm" svg:y2="5.003cm" draw:start-shape="id13" draw:start-glue-point="8" draw:end-shape="id16" draw:end-glue-point="4" svg:d="M21802 3002l2901 2001" svg:viewBox="0 0 2902 2002">
          <text:p/>
        </draw:connector>
        <draw:custom-shape draw:style-name="gr2" draw:text-style-name="P3" xml:id="id17" draw:id="id17" draw:layer="layout" svg:width="2cm" svg:height="2cm" svg:x="14.704cm" svg:y="9.104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2cm" svg:x="17.704cm" svg:y="9.104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2cm" svg:x="20.804cm" svg:y="9.104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803cm" svg:y1="7.003cm" svg:x2="15.704cm" svg:y2="9.104cm" draw:start-shape="id15" draw:start-glue-point="8" draw:end-shape="id17" draw:end-glue-point="4" svg:d="M21803 7003l-6099 2101" svg:viewBox="0 0 6100 2102">
          <text:p/>
        </draw:connector>
        <draw:connector draw:style-name="gr3" draw:text-style-name="P4" draw:layer="layout" draw:type="line" svg:x1="21.803cm" svg:y1="7.003cm" svg:x2="18.704cm" svg:y2="9.104cm" draw:start-shape="id15" draw:start-glue-point="8" draw:end-shape="id18" draw:end-glue-point="4" svg:d="M21803 7003l-3099 2101" svg:viewBox="0 0 3100 2102">
          <text:p/>
        </draw:connector>
        <draw:connector draw:style-name="gr3" draw:text-style-name="P4" draw:layer="layout" draw:type="line" svg:x1="21.803cm" svg:y1="7.003cm" svg:x2="21.804cm" svg:y2="9.104cm" draw:start-shape="id15" draw:start-glue-point="8" draw:end-shape="id19" draw:end-glue-point="4" svg:d="M21803 7003l1 2101" svg:viewBox="0 0 2 2102">
          <text:p/>
        </draw:connector>
        <draw:custom-shape draw:style-name="gr2" draw:text-style-name="P3" xml:id="id20" draw:id="id20" draw:layer="layout" svg:width="2cm" svg:height="2cm" svg:x="23.706cm" svg:y="9.106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2cm" svg:x="26.707cm" svg:y="9.007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4.703cm" svg:y1="7.003cm" svg:x2="24.706cm" svg:y2="9.106cm" draw:start-shape="id16" draw:start-glue-point="8" draw:end-shape="id20" draw:end-glue-point="4" svg:d="M24703 7003l3 2103" svg:viewBox="0 0 4 2104">
          <text:p/>
        </draw:connector>
        <draw:connector draw:style-name="gr3" draw:text-style-name="P4" draw:layer="layout" draw:type="line" svg:x1="24.703cm" svg:y1="7.003cm" svg:x2="27.707cm" svg:y2="9.007cm" draw:start-shape="id16" draw:start-glue-point="8" draw:end-shape="id21" draw:end-glue-point="4" svg:d="M24703 7003l3004 2004" svg:viewBox="0 0 3005 2005">
          <text:p/>
        </draw:connector>
        <draw:custom-shape draw:style-name="gr2" draw:text-style-name="P3" xml:id="id22" draw:id="id22" draw:layer="layout" svg:width="2cm" svg:height="2cm" svg:x="17.705cm" svg:y="13.20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8.704cm" svg:y1="11.104cm" svg:x2="18.705cm" svg:y2="13.205cm" draw:start-shape="id18" draw:start-glue-point="8" draw:end-shape="id22" draw:end-glue-point="4" svg:d="M18704 11104l1 2101" svg:viewBox="0 0 2 2102">
          <text:p/>
        </draw:connector>
        <draw:custom-shape draw:style-name="gr2" draw:text-style-name="P3" xml:id="id23" draw:id="id23" draw:layer="layout" svg:width="2cm" svg:height="2cm" svg:x="20.809cm" svg:y="13.108cm">
          <text:p text:style-name="P1"><text:span text:style-name="T1">λ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1.804cm" svg:y1="11.104cm" svg:x2="21.809cm" svg:y2="13.108cm" draw:start-shape="id19" draw:start-glue-point="8" draw:end-shape="id23" draw:end-glue-point="4" svg:d="M21804 11104l5 2004" svg:viewBox="0 0 6 2005">
          <text:p/>
        </draw:connector>
        <draw:custom-shape draw:style-name="gr2" draw:text-style-name="P3" xml:id="id24" draw:id="id24" draw:layer="layout" svg:width="2cm" svg:height="2cm" svg:x="26.706cm" svg:y="13.20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7.707cm" svg:y1="11.007cm" svg:x2="27.706cm" svg:y2="13.206cm" draw:start-shape="id21" draw:start-glue-point="8" draw:end-shape="id24" draw:end-glue-point="4" svg:d="M27707 11007l-1 2199" svg:viewBox="0 0 2 2200">
          <text:p/>
        </draw:connector>
        <draw:frame draw:style-name="gr4" draw:text-style-name="P5" draw:layer="layout" svg:width="2.686cm" svg:height="0.962cm" svg:x="12.8cm" svg:y="1.018cm">
          <draw:text-box>
            <text:p><text:span text:style-name="T1">i i c e 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08:41:02.522400465</meta:creation-date>
    <dc:date>2021-02-22T19:05:41.600667434</dc:date>
    <meta:editing-duration>PT11M43S</meta:editing-duration>
    <meta:editing-cycles>3</meta:editing-cycles>
    <meta:generator>LibreOffice/6.4.6.2$Linux_X86_64 LibreOffice_project/40$Build-2</meta:generator>
    <meta:document-statistic meta:object-count="47"/>
  </office:meta>
</office:document-meta>
</file>